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450c" officeooo:paragraph-rsid="0010450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fo:font-weight="normal" officeooo:rsid="0010450c" officeooo:paragraph-rsid="0010450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0450c" officeooo:paragraph-rsid="0010450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fo:font-size="12pt" fo:font-weight="normal" officeooo:rsid="0010450c" officeooo:paragraph-rsid="0010450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fo:font-size="12pt" fo:font-weight="normal" officeooo:rsid="001147e2" officeooo:paragraph-rsid="001147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normal" officeooo:rsid="001147e2" officeooo:paragraph-rsid="001147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officeooo:rsid="0014be09" officeooo:paragraph-rsid="0014be09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font-weight="normal" officeooo:rsid="0010450c" officeooo:paragraph-rsid="0010450c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font-weight="normal" officeooo:rsid="001147e2" officeooo:paragraph-rsid="001147e2" style:font-size-asian="10.5pt" style:font-weight-asian="normal" style:font-size-complex="12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147e2"/>
    </style:style>
    <style:style style:name="T4" style:family="text">
      <style:text-properties style:font-name="Liberation Serif" officeooo:rsid="001303ee"/>
    </style:style>
    <style:style style:name="T5" style:family="text">
      <style:text-properties officeooo:rsid="001303e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Learn Psychophysics Experimenter Instructions</text:p>
      <text:p text:style-name="P1"/>
      <text:list xml:id="list6781357812427036688" text:style-name="L1">
        <text:list-item>
          <text:p text:style-name="P3">Open MATLAB and run <text:span text:style-name="T1">“PrepMWL”.</text:span></text:p>
        </text:list-item>
        <text:list-item>
          <text:p text:style-name="P4"><text:span text:style-name="T2">Run </text:span><text:span text:style-name="T1">“mwlt = MWLearnTest” </text:span><text:span text:style-name="T2">to initialize the experiment.</text:span></text:p>
          <text:list>
            <text:list-item>
              <text:p text:style-name="P8">Enter subject initials</text:p>
            </text:list-item>
            <text:list-item>
              <text:p text:style-name="P8">Enter gender</text:p>
            </text:list-item>
            <text:list-item>
              <text:p text:style-name="P4"><text:span text:style-name="T2">Enter DOB (e.g. </text:span><text:span text:style-name="T1">“21apr95”</text:span><text:span text:style-name="T2">)</text:span></text:p>
            </text:list-item>
            <text:list-item>
              <text:p text:style-name="P8">Enter handedness</text:p>
            </text:list-item>
            <text:list-item>
              <text:p text:style-name="P4"><text:span text:style-name="T2">When the prompt appears, enter </text:span><text:span text:style-name="T1">“pre”</text:span><text:span text:style-name="T2"> for pretest or </text:span><text:span text:style-name="T1">“post”</text:span><text:span text:style-name="T2"> for post-test (the default option should generally be correct).</text:span></text:p>
            </text:list-item>
          </text:list>
        </text:list-item>
      </text:list>
      <text:p text:style-name="P2"/>
      <text:list xml:id="list145804539774948" text:continue-numbering="true" text:style-name="L1">
        <text:list-item>
          <text:p text:style-name="P4">Run <text:span text:style-name="T1">“mwlt.RunAll” </text:span><text:span text:style-name="T2">to start the </text:span><text:span text:style-name="T4">tasks</text:span><text:span text:style-name="T2">.<text:line-break/></text:span></text:p>
        </text:list-item>
        <text:list-item>
          <text:p text:style-name="P4"><text:span text:style-name="T2">Set the subject up with the gamepad in the psychophysics room and briefly explain the “construct” task </text:span><text:span text:style-name="T3">(make sure to tell them to respond using the colored buttons). Then let the subject read the instructions and start doing the task.</text:span></text:p>
        </text:list-item>
      </text:list>
      <text:p text:style-name="P2"/>
      <text:list xml:id="list145804076112183" text:continue-numbering="true" text:style-name="L1">
        <text:list-item>
          <text:p text:style-name="P9">When the subject is finished, go back into the psychophysics room and unlock the next task by pressing the unlock code on the gamepad (LEFT UPPER TRIGGER + BACK + Y). Then explain the angle rotation task, making sure to point out the response buttons (the upper triggers).<text:line-break/></text:p>
        </text:list-item>
        <text:list-item>
          <text:p text:style-name="P9">Repeat step 5 for the assemblage task (response buttons are the colored buttons again).<text:line-break/></text:p>
        </text:list-item>
        <text:list-item>
          <text:p text:style-name="P9">Repeat step 5 for the working memory task. <text:span text:style-name="T5">Instruct the subject to use the keyboard and mouse instead of the gampad for the next task, and also ma</text:span>ke sure to point out that the “/” and “Z” keys are used for “yes” and “no” in the first part.<text:line-break/></text:p>
        </text:list-item>
        <text:list-item>
          <text:p text:style-name="P5"><text:span text:style-name="T4">When all tasks are complete, e</text:span><text:span text:style-name="T2">nd the experiment by entering </text:span><text:span text:style-name="T1">“mwlt.End”.</text:span></text:p>
        </text:list-item>
      </text:list>
      <text:p text:style-name="P6"/>
      <text:p text:style-name="P7">Updated 11-11-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4:39:46.817955773</meta:creation-date>
    <dc:date>2014-11-11T14:58:03.534257903</dc:date>
    <meta:editing-duration>PT11M1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229" meta:character-count="1330" meta:non-whitespace-character-count="1112"/>
  </office:meta>
</office:document-meta>
</file>